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3/8*1/7" office:value-type="float" office:value="0.0535714285714286" calcext:value-type="float">
            <text:p>0.0535714286</text:p>
          </table:table-cell>
          <table:table-cell table:formula="of:=[.$B$2]*1/6*3/7" office:value-type="float" office:value="0.0038265306122449" calcext:value-type="float">
            <text:p>0.0038265306</text:p>
          </table:table-cell>
          <table:table-cell table:formula="of:=[.$C$2]*1/6*1/7" office:value-type="float" office:value="0.0000911078717201166" calcext:value-type="float">
            <text:p>9.11078717201166E-005</text:p>
          </table:table-cell>
        </table:table-row>
        <table:table-row table:style-name="ro1">
          <table:table-cell table:number-columns-repeated="2"/>
          <table:table-cell table:formula="of:=[.$B$6]*1/10*3/7" office:value-type="float" office:value="0.00123626373626374" calcext:value-type="float">
            <text:p>0.0012362637</text:p>
          </table:table-cell>
          <table:table-cell table:formula="of:=[.$C$6]*1/10*1/7" office:value-type="float" office:value="0.000147174254317111" calcext:value-type="float">
            <text:p>0.0001471743</text:p>
          </table:table-cell>
        </table:table-row>
        <table:table-row table:style-name="ro1">
          <table:table-cell table:number-columns-repeated="2"/>
          <table:table-cell table:formula="of:=[.$B$10]*1/8*3/7" office:value-type="float" office:value="0.0018262987012987" calcext:value-type="float">
            <text:p>0.0018262987</text:p>
          </table:table-cell>
          <table:table-cell table:formula="of:=[.$C$11]*1/8*1/7" office:value-type="float" office:value="0.0000187312687312687" calcext:value-type="float">
            <text:p>1.87312687312687E-005</text:p>
          </table:table-cell>
        </table:table-row>
        <table:table-row table:style-name="ro1">
          <table:table-cell table:number-columns-repeated="2"/>
          <table:table-cell table:formula="of:=[.$B$14]*1/4*3/7" office:value-type="float" office:value="0.00223214285714286" calcext:value-type="float">
            <text:p>0.0022321429</text:p>
          </table:table-cell>
          <table:table-cell table:formula="of:=[.$C$14]*1/4*1/7" office:value-type="float" office:value="0.0000531462585034014" calcext:value-type="float">
            <text:p>5.31462585034014E-00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1/8*3/13" office:value-type="float" office:value="0.0288461538461538" calcext:value-type="float">
            <text:p>0.0288461538</text:p>
          </table:table-cell>
          <table:table-cell table:formula="of:=[.$B$2]*3/6*5/13" office:value-type="float" office:value="0.0103021978021978" calcext:value-type="float">
            <text:p>0.0103021978</text:p>
          </table:table-cell>
          <table:table-cell table:formula="of:=[.$C$2]*3/6*1/13" office:value-type="float" office:value="0.000147174254317111" calcext:value-type="float">
            <text:p>0.0001471743</text:p>
          </table:table-cell>
        </table:table-row>
        <table:table-row table:style-name="ro1">
          <table:table-cell table:number-columns-repeated="2"/>
          <table:table-cell table:formula="of:=[.$B$6]*3/10*5/13" office:value-type="float" office:value="0.00332840236686391" calcext:value-type="float">
            <text:p>0.0033284024</text:p>
          </table:table-cell>
          <table:table-cell table:formula="of:=[.$C$6]*3/10*1/13" office:value-type="float" office:value="0.000237743026204565" calcext:value-type="float">
            <text:p>0.000237743</text:p>
          </table:table-cell>
        </table:table-row>
        <table:table-row table:style-name="ro1">
          <table:table-cell table:number-columns-repeated="2"/>
          <table:table-cell table:formula="of:=[.$B$10]*5/8*5/13" office:value-type="float" office:value="0.00819493006993007" calcext:value-type="float">
            <text:p>0.0081949301</text:p>
          </table:table-cell>
          <table:table-cell table:formula="of:=[.$C$11]*5/8*1/13" office:value-type="float" office:value="0.0000504303388918773" calcext:value-type="float">
            <text:p>5.04303388918773E-005</text:p>
          </table:table-cell>
        </table:table-row>
        <table:table-row table:style-name="ro1">
          <table:table-cell table:number-columns-repeated="2"/>
          <table:table-cell table:formula="of:=[.$B$14]*1/4*5/13" office:value-type="float" office:value="0.00200320512820513" calcext:value-type="float">
            <text:p>0.0020032051</text:p>
          </table:table-cell>
          <table:table-cell table:formula="of:=[.$C$14]*1/4*1/13" office:value-type="float" office:value="0.0000286172161172161" calcext:value-type="float">
            <text:p>2.86172161172161E-00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3/8/11" office:value-type="float" office:value="0.0340909090909091" calcext:value-type="float">
            <text:p>0.0340909091</text:p>
          </table:table-cell>
          <table:table-cell table:formula="of:=[.$B$2]*1/6*1/11" office:value-type="float" office:value="0.000811688311688312" calcext:value-type="float">
            <text:p>0.0008116883</text:p>
          </table:table-cell>
          <table:table-cell table:formula="of:=[.$C$2]*1/6*1/11" office:value-type="float" office:value="0.0000579777365491651" calcext:value-type="float">
            <text:p>5.79777365491651E-005</text:p>
          </table:table-cell>
        </table:table-row>
        <table:table-row table:style-name="ro1">
          <table:table-cell table:number-columns-repeated="2"/>
          <table:table-cell table:formula="of:=[.$B$6]*2/5*1/11" office:value-type="float" office:value="0.00104895104895105" calcext:value-type="float">
            <text:p>0.001048951</text:p>
          </table:table-cell>
          <table:table-cell table:formula="of:=[.$C$6]*2/5*1/11" office:value-type="float" office:value="0.000374625374625375" calcext:value-type="float">
            <text:p>0.0003746254</text:p>
          </table:table-cell>
        </table:table-row>
        <table:table-row table:style-name="ro1">
          <table:table-cell table:number-columns-repeated="2"/>
          <table:table-cell table:formula="of:=[.$B$10]*1/4*1/11" office:value-type="float" office:value="0.000774793388429752" calcext:value-type="float">
            <text:p>0.0007747934</text:p>
          </table:table-cell>
          <table:table-cell table:formula="of:=[.$C$11]*1/4*1/11" office:value-type="float" office:value="0.0000238397965670693" calcext:value-type="float">
            <text:p>2.38397965670693E-005</text:p>
          </table:table-cell>
        </table:table-row>
        <table:table-row table:style-name="ro1">
          <table:table-cell table:number-columns-repeated="2"/>
          <table:table-cell table:formula="of:=[.$B$14]*1/4*1/11" office:value-type="float" office:value="0.000473484848484848" calcext:value-type="float">
            <text:p>0.0004734848</text:p>
          </table:table-cell>
          <table:table-cell table:formula="of:=[.$C$14]*1/4*1/11" office:value-type="float" office:value="0.0000338203463203463" calcext:value-type="float">
            <text:p>3.38203463203463E-00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formula="of:=1/8/6" office:value-type="float" office:value="0.0208333333333333" calcext:value-type="float">
            <text:p>0.0208333333</text:p>
          </table:table-cell>
          <table:table-cell table:formula="of:=[.$B$2]*1/6*1/6" office:value-type="float" office:value="0.00148809523809524" calcext:value-type="float">
            <text:p>0.0014880952</text:p>
          </table:table-cell>
          <table:table-cell table:formula="of:=[.$C$2]*1/6*1/3" office:value-type="float" office:value="0.000212585034013605" calcext:value-type="float">
            <text:p>0.000212585</text:p>
          </table:table-cell>
        </table:table-row>
        <table:table-row table:style-name="ro1">
          <table:table-cell table:number-columns-repeated="2"/>
          <table:table-cell table:formula="of:=[.$B$6]*2/10*1/6" office:value-type="float" office:value="0.000961538461538462" calcext:value-type="float">
            <text:p>0.0009615385</text:p>
          </table:table-cell>
          <table:table-cell table:formula="of:=[.$C$6]*2/10*1/3" office:value-type="float" office:value="0.000686813186813187" calcext:value-type="float">
            <text:p>0.0006868132</text:p>
          </table:table-cell>
        </table:table-row>
        <table:table-row table:style-name="ro1">
          <table:table-cell table:number-columns-repeated="2"/>
          <table:table-cell table:formula="of:=[.$B$10]*1/8*1/6" office:value-type="float" office:value="0.000710227272727273" calcext:value-type="float">
            <text:p>0.0007102273</text:p>
          </table:table-cell>
          <table:table-cell table:formula="of:=[.$C$11]*1/8*1/3" office:value-type="float" office:value="0.0000437062937062937" calcext:value-type="float">
            <text:p>4.37062937062937E-005</text:p>
          </table:table-cell>
        </table:table-row>
        <table:table-row table:style-name="ro1">
          <table:table-cell table:number-columns-repeated="2"/>
          <table:table-cell table:formula="of:=[.$B$14]*1/4*1/6" office:value-type="float" office:value="0.000868055555555556" calcext:value-type="float">
            <text:p>0.0008680556</text:p>
          </table:table-cell>
          <table:table-cell table:formula="of:=[.$C$14]*1/4*1/3" office:value-type="float" office:value="0.000124007936507936" calcext:value-type="float">
            <text:p>0.00012400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i Xu</meta:initial-creator>
    <meta:creation-date>2017-10-13T15:56:10.686387639</meta:creation-date>
    <dc:date>2017-10-13T16:56:53.520356186</dc:date>
    <dc:creator>Yi Xu</dc:creator>
    <meta:editing-duration>PT14M51S</meta:editing-duration>
    <meta:editing-cycles>1</meta:editing-cycles>
    <meta:document-statistic meta:table-count="1" meta:cell-count="43" meta:object-count="0"/>
    <meta:generator>LibreOffice/4.2.8.2$Linux_X86_64 LibreOffice_project/420m0$Build-2</meta:generator>
  </office:meta>
</office:document-meta>
</file>